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Ericu,</text:p>
      <text:p text:style-name="Normal">v tento den plný lásky a srdcí si nemohu pomoct, ale myšlenky mi utíkají k našemu sdílenému keltskému znamení - jeřábu. Nese v sobě symboliku moudrosti a dlouhověkosti, přesně to, co vidím v tobě každý den. Jsi jako jeřáb, který s grácií přelétává přes všechny obtíže, přinášejíc s sebou krásu a inspiraci. Vlivem archanděla Jophiela, je tvá duše plná kreativity a pozitivní energie, což činí náš svět zářivějším a láskyplnějším místem. V tento Valentýn, přeji, aby tvůj život byl stejně harmonický a krásný, jako jsou vibrace, které do něj vkládáš. Ať je každý tvůj den plný lásky, radosti a nádherných momentů, které obohatí tvou duši stejně, jak ty obohacuješ svět kolem sebe.</text:p>
      <text:p text:style-name="Normal">S obdivem a láskou, k tobě, spolužače s keltskou duš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